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1.75cm" fo:min-width="2.4cm"/>
    </style:style>
    <style:style style:name="gr2" style:family="graphic" style:parent-style-name="standard">
      <style:graphic-properties draw:stroke="none" svg:stroke-width="0.05cm" draw:marker-start-width="0.275cm" draw:marker-end-width="0.275cm" draw:fill="solid" draw:fill-color="#004586" draw:textarea-horizontal-align="justify" draw:textarea-vertical-align="middle" draw:auto-grow-height="false" fo:min-height="0.85cm" fo:min-width="1.6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c5000b" draw:marker-start-width="0.275cm" draw:marker-end-width="0.275cm" draw:fill="solid" draw:fill-color="#ff950e" draw:textarea-horizontal-align="justify" draw:textarea-vertical-align="middle" draw:auto-grow-height="false" fo:min-height="0.95cm" fo:min-width="2.4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/>
    </style:style>
    <style:style style:name="P3" style:family="paragraph">
      <style:paragraph-properties fo:text-align="center"/>
      <style:text-properties fo:color="#c5000b" style:font-name="FuturaExtended"/>
    </style:style>
    <style:style style:name="T1" style:family="text">
      <style:text-properties style:font-name="FuturaExtended"/>
    </style:style>
    <style:style style:name="T2" style:family="text">
      <style:text-properties fo:color="#c5000b" style:font-name="Futura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2cm" svg:x="2.8cm" svg:y="12.3cm">
          <text:p text:style-name="P1"><text:span text:style-name="T1">Snelheids-</text:span><text:span text:style-name="T1"><text:line-break/></text:span><text:span text:style-name="T1">f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cm" svg:height="1.1cm" svg:x="7.5cm" svg:y="12.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1cm" svg:height="1.1cm" svg:x="7.5cm" svg:y="13.7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7cm" svg:y1="13.3cm" svg:x2="7.5cm" svg:y2="12.75cm" draw:start-shape="id1" draw:start-glue-point="1" draw:end-shape="id2" svg:d="M5700 13300c1350 0 450-550 1800-550" svg:viewBox="0 0 1801 551">
          <text:p/>
        </draw:connector>
        <draw:connector draw:style-name="gr3" draw:text-style-name="P1" draw:layer="layout" draw:type="curve" svg:x1="5.7cm" svg:y1="13.3cm" svg:x2="7.5cm" svg:y2="14.25cm" draw:start-shape="id1" draw:start-glue-point="1" draw:end-shape="id3" draw:end-glue-point="3" svg:d="M5700 13300c1350 0 450 950 1800 950" svg:viewBox="0 0 1801 951">
          <text:p/>
        </draw:connector>
        <draw:custom-shape draw:style-name="gr4" draw:text-style-name="P1" xml:id="id4" draw:id="id4" draw:layer="layout" svg:width="0.8cm" svg:height="0.8cm" svg:x="10.6cm" svg:y="13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6cm" svg:y1="12.75cm" svg:x2="10.717cm" svg:y2="13.117cm" draw:start-shape="id2" draw:start-glue-point="1" draw:end-shape="id4" draw:end-glue-point="5" svg:d="M9600 12750c745 0 1117 122 1117 367" svg:viewBox="0 0 1118 368">
          <text:p/>
        </draw:connector>
        <draw:connector draw:style-name="gr3" draw:text-style-name="P1" draw:layer="layout" draw:type="curve" svg:x1="9.6cm" svg:y1="14.25cm" svg:x2="10.717cm" svg:y2="13.683cm" draw:start-shape="id3" draw:start-glue-point="1" draw:end-shape="id4" draw:end-glue-point="7" svg:d="M9600 14250c745 0 1117-189 1117-567" svg:viewBox="0 0 1118 568">
          <text:p/>
        </draw:connector>
        <draw:custom-shape draw:style-name="gr5" draw:text-style-name="P2" xml:id="id5" draw:id="id5" draw:layer="layout" svg:width="2.9cm" svg:height="1.2cm" svg:x="11.4cm" svg:y="14.8cm">
          <text:p text:style-name="P1"><text:span text:style-name="T1">Pitch, Rol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8cm" svg:height="0.8cm" svg:x="12.45cm" svg:y="1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85cm" svg:y1="14.8cm" svg:x2="12.85cm" svg:y2="13.8cm" draw:start-shape="id5" draw:start-glue-point="0" draw:end-shape="id6" draw:end-glue-point="8" svg:d="M12850 14800v-1000" svg:viewBox="0 0 1 1001">
          <text:p/>
        </draw:connector>
        <draw:connector draw:style-name="gr3" draw:text-style-name="P1" draw:layer="layout" draw:type="curve" svg:x1="11.4cm" svg:y1="13.4cm" svg:x2="12.45cm" svg:y2="13.4cm" draw:start-shape="id4" draw:start-glue-point="10" draw:end-shape="id6" draw:end-glue-point="6" svg:d="M11400 13400h1050" svg:viewBox="0 0 1051 1">
          <text:p/>
        </draw:connector>
        <draw:custom-shape draw:style-name="gr7" draw:text-style-name="P3" xml:id="id7" draw:id="id7" draw:layer="layout" svg:width="2.9cm" svg:height="1.2cm" svg:x="15cm" svg:y="12.8cm">
          <text:p text:style-name="P1"><text:span text:style-name="T2">Moto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25cm" svg:y1="13.4cm" svg:x2="15cm" svg:y2="13.4cm" draw:start-shape="id6" draw:start-glue-point="10" draw:end-shape="id7" svg:d="M13250 13400h1750" svg:viewBox="0 0 1751 1">
          <text:p/>
        </draw:connector>
        <draw:connector draw:style-name="gr8" draw:text-style-name="P1" draw:layer="layout" draw:type="curve" draw:line-skew="-0.788cm" svg:x1="16.45cm" svg:y1="12.8cm" svg:x2="4.25cm" svg:y2="12.3cm" draw:start-shape="id7" draw:start-glue-point="0" draw:end-shape="id1" svg:d="M16450 12800c0-2682-12200-2432-12200-500" svg:viewBox="0 0 12201 19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5:39:49.971000000</meta:creation-date>
    <dc:date>2015-06-20T21:28:17.247000000</dc:date>
    <meta:editing-duration>PT16M37S</meta:editing-duration>
    <meta:editing-cycles>2</meta:editing-cycles>
    <meta:generator>LibreOffice/4.3.4.1$Windows_x86 LibreOffice_project/bc356b2f991740509f321d70e4512a6a54c5f243</meta:generator>
    <meta:document-statistic meta:object-count="15"/>
  </office:meta>
</office:document-meta>
</file>